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458" officeooo:paragraph-rsid="001fb458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language="es" fo:country="ES" officeooo:rsid="00216a81" officeooo:paragraph-rsid="00216a81"/>
    </style:style>
    <style:style style:name="P4" style:family="paragraph" style:parent-style-name="Standard">
      <style:text-properties officeooo:paragraph-rsid="001fb458"/>
    </style:style>
    <style:style style:name="P5" style:family="paragraph" style:parent-style-name="Standard">
      <style:text-properties officeooo:paragraph-rsid="00216a81"/>
    </style:style>
    <style:style style:name="P6" style:family="paragraph" style:parent-style-name="Standard">
      <style:text-properties officeooo:rsid="0022f14f" officeooo:paragraph-rsid="0022f14f"/>
    </style:style>
    <style:style style:name="P7" style:family="paragraph" style:parent-style-name="Standard">
      <style:text-properties officeooo:rsid="0022f14f" officeooo:paragraph-rsid="00243ce3"/>
    </style:style>
    <style:style style:name="P8" style:family="paragraph" style:parent-style-name="Standard">
      <style:text-properties officeooo:rsid="00243ce3" officeooo:paragraph-rsid="00243ce3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language="es" fo:country="ES" officeooo:rsid="00216a81"/>
    </style:style>
    <style:style style:name="T2" style:family="text">
      <style:text-properties fo:language="es" fo:country="ES" officeooo:rsid="0021f7ba"/>
    </style:style>
    <style:style style:name="T3" style:family="text">
      <style:text-properties officeooo:rsid="0021f7ba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43ce3"/>
    </style:style>
    <style:style style:name="T6" style:family="text">
      <style:text-properties officeooo:rsid="002519e3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). ¿Cuáles son los dos principios fundamentales en los que se basa la autenticación sin contraseña?</text:p>
      <text:p text:style-name="P1">Se basa en lo que tienes o quien eres, en lugar de lo que sabes</text:p>
      <text:p text:style-name="P1"/>
      <text:p text:style-name="Standard">2). ¿Qué factor utiliza la autenticación basada en la ubicación?</text:p>
      <text:p text:style-name="P1">Donde Estás: Autenticación basada en la ubicación, utilizando la posición geográfica del usuario como factor.</text:p>
      <text:p text:style-name="P1"/>
      <text:p text:style-name="Standard">3). ¿Cómo aborda la autenticación sin contraseña las debilidades asociadas con los sistemas de contraseñas?</text:p>
      <text:p text:style-name="P2">La autenticación sin contraseña aborda las debilidades asociadas con los sistemas de contraseñas reconociendo y utilizando factores de autenticación alternativos</text:p>
      <text:p text:style-name="P2"/>
      <text:p text:style-name="Standard">4). ¿Qué beneficios ofrece la autenticación sin contraseña en términos de seguridad y experiencia de usuario</text:p>
      <text:p text:style-name="P2">la autenticación sin contraseña mejora los protocolos de seguridad y se adapta a la preferencia humana por la conveniencia y la sencillez en las interacciones digitales.</text:p>
      <text:p text:style-name="P2"/>
      <text:p text:style-name="P3">Conclusion</text:p>
      <text:p text:style-name="P5"><text:span text:style-name="T1">La autenticacion sin contraseña representa un avance en la seguridad digital centrandose en la biometrica </text:span><text:span text:style-name="T2">como huella digital, reconocimiento facial, escaner de iris, etc</text:span><text:span text:style-name="T1">. </text:span>Este cambio ofrece una combinación de seguridad mejorada y facilidad de uso para los usuarios, redefiniendo la forma en que acceden a sistemas y aseguran su identidad digital. La biometría, con su alta seguridad y conveniencia, <text:span text:style-name="T3">es </text:span>una preferencia en la industria para soluciones centradas en el usuario.</text:p>
      <text:p text:style-name="P5"/>
      <text:p text:style-name="P5">Push Notifications</text:p>
      <text:p text:style-name="P5">Push notifications offer a <text:span text:style-name="T4"><office:annotation office:name="__Annotation__5_3040123310" loext:resolved="false"><dc:creator>Autor desconocido</dc:creator><dc:date>2024-04-04T15:44:54.707075743</dc:date><text:p text:style-name="P9"><text:span text:style-name="T7">sin interrumpcion</text:span></text:p></office:annotation></text:span><text:span text:style-name="T4">seamless</text:span><office:annotation-end office:name="__Annotation__5_3040123310"/> and interactive way to authenticate. A notification is sent to a pre-</text:p>
      <text:p text:style-name="P5">registered device, usually a smartphone, asking the user to approve or deny an access <text:span text:style-name="T4">request</text:span>.</text:p>
      <text:p text:style-name="P5">• Mobile Push Authentication: This method involves sending a prompt to a user's <office:annotation office:name="__Annotation__4_3040123310" loext:resolved="false"><dc:creator>Autor desconocido</dc:creator><dc:date>2024-04-04T15:44:44.467384282</dc:date><text:p text:style-name="P9"><text:span text:style-name="T7">solicitud</text:span></text:p></office:annotation>smartphone<office:annotation-end office:name="__Annotation__4_3040123310"/></text:p>
      <text:p text:style-name="P5">when an authentication attempt occurs. Services like Duo Mobile, Microsoft Authenticator, and</text:p>
      <text:p text:style-name="P5">Google Prompts utilize this <office:annotation office:name="__Annotation__18_3040123310" loext:resolved="false"><dc:creator>Autor desconocido</dc:creator><dc:date>2024-04-04T15:52:55.459110825</dc:date><text:p text:style-name="P9"><text:span text:style-name="T7">enfoque</text:span></text:p></office:annotation>approach<office:annotation-end office:name="__Annotation__18_3040123310"/>. Users simply approve or deny the access request directly from</text:p>
      <text:p text:style-name="P5">the notification.</text:p>
      <text:p text:style-name="P5">Examples of Push Notification Authentication</text:p>
      <text:p text:style-name="P5">• Mobile Payment Applications: Payment apps like PayPal and Venmo use push notifications for</text:p>
      <text:p text:style-name="P5">authentication. When logging in or making a transaction, the user receives a notification on their</text:p>
      <text:p text:style-name="P5">mobile device and approves it, confirming their identity without entering a password.</text:p>
      <text:p text:style-name="P5">• Access Management Systems: Enterprise access management solutions, such as Duo Security,</text:p>
      <text:p text:style-name="P5">send push notifications to employees’ registered devices. Employees simply approve the login request</text:p>
      <text:p text:style-name="P5">on their phone to gain access to company systems and data.</text:p>
      <text:p text:style-name="P5">• Google Prompts: Google Prompts are push notifications sent to a user's phone when they attempt</text:p>
      <text:p text:style-name="P5">to log into their account. The user can securely log in by tapping "Yes" on the prompt if the login</text:p>
      <text:p text:style-name="P5">attempt was legitimate. This system is designed to be more secure and user-friendly than traditional</text:p>
      <text:p text:style-name="P5">SMS-based OTPs, as it requires possession of the device and interaction with the prompt, adding an</text:p>
      <text:p text:style-name="P5">extra layer of security through user engagement and device integrity checks.</text:p>
      <text:p text:style-name="P5"/>
      <text:p text:style-name="P6">Las notificaciones Push ofrecen una manera atractiva y sin interrumpciones para autenticar. Una notificacion se envia a un dispositivo pre registrado, normalmente un celular, preguntandole al usuario aprobar o denegar una solicictud de acceso.</text:p>
      <text:p text:style-name="P7">Autenticación <text:span text:style-name="T5">Push </text:span>Movil: <text:span text:style-name="T5">Este metodo involucra enviar una aviso a un usuario de celular cuando se produce un intento de autenticacion. Los servicios como Duo Mobile, Microsoft Authenticator y </text:span><text:soft-page-break/><text:span text:style-name="T5">Google Prompts utilizan este enfoque. <text:s/>Los usuarios solo aprueban o rechazan las solicitudes de acceso desde las notiifaciones</text:span></text:p>
      <text:p text:style-name="P7"/>
      <text:p text:style-name="P8">Ejemplos de Autenticacion por Notificacion Push</text:p>
      <text:p text:style-name="P8">Aplicaciones de Pago Movil: las aplicación de pago como <text:tab/>Paypal y Venmo usa notificaciones Push para autenticación. Cando se loguea o se hace una transaccion, el usuario recibe una notificacion en su celular y lo aprueba, confirmando su identidad sin <text:s/>ingresar una contraseña</text:p>
      <text:p text:style-name="P8">Sistema de Gestion de Acceso: <text:s text:c="2"/><text:span text:style-name="T6">Las soluciones de gestion de acceso Empresarial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4:56:17.455029271</meta:creation-date>
    <dc:date>2024-04-04T15:58:34.469472663</dc:date>
    <meta:editing-duration>PT46S</meta:editing-duration>
    <meta:editing-cycles>1</meta:editing-cycles>
    <meta:document-statistic meta:table-count="0" meta:image-count="0" meta:object-count="0" meta:page-count="2" meta:paragraph-count="34" meta:word-count="585" meta:character-count="3880" meta:non-whitespace-character-count="3324"/>
    <meta:generator>LibreOffice/7.3.7.2$Linux_X86_64 LibreOffice_project/30$Build-2</meta:generator>
  </office:meta>
</office:document-meta>
</file>